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7bc65" draw:textarea-horizontal-align="justify" draw:textarea-vertical-align="middle" draw:auto-grow-height="false" fo:min-height="3.56cm" fo:min-width="3.94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3.687cm" fo:min-width="6.612cm"/>
      <style:paragraph-properties style:writing-mode="lr-tb"/>
    </style:style>
    <style:style style:name="gr3" style:family="graphic" style:parent-style-name="standard">
      <style:graphic-properties draw:fill-color="#00a933" draw:textarea-horizontal-align="justify" draw:textarea-vertical-align="middle" draw:auto-grow-height="false" fo:min-height="3.687cm" fo:min-width="5.215cm"/>
    </style:style>
    <style:style style:name="gr4" style:family="graphic" style:parent-style-name="standard">
      <style:graphic-properties draw:fill-color="#ff860d" draw:textarea-horizontal-align="justify" draw:textarea-vertical-align="middle" draw:auto-grow-height="false" fo:min-height="3.687cm" fo:min-width="5.215cm"/>
      <style:paragraph-properties style:writing-mode="lr-tb"/>
    </style:style>
    <style:style style:name="gr5" style:family="graphic" style:parent-style-name="standard">
      <style:graphic-properties draw:fill-color="#ff860d" draw:textarea-horizontal-align="justify" draw:textarea-vertical-align="middle" draw:auto-grow-height="false" fo:min-height="3.687cm" fo:min-width="5.215cm"/>
    </style:style>
    <style:style style:name="gr6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4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22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2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4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13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4.068cm" fo:min-width="6.86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31cm"/>
      <style:paragraph-properties style:writing-mode="lr-tb"/>
    </style:style>
    <style:style style:name="gr15" style:family="graphic" style:parent-style-name="standard">
      <style:graphic-properties draw:fill-color="#b85c00" draw:textarea-horizontal-align="justify" draw:textarea-vertical-align="middle" draw:auto-grow-height="false" fo:min-height="3.814cm" fo:min-width="3.945cm"/>
      <style:paragraph-properties style:writing-mode="lr-tb"/>
    </style:style>
    <style:style style:name="gr16" style:family="graphic" style:parent-style-name="standard">
      <style:graphic-properties draw:textarea-vertical-align="middle"/>
    </style:style>
    <style:style style:name="gr17" style:family="graphic" style:parent-style-name="standard">
      <style:graphic-properties draw:textarea-horizontal-align="justify" draw:textarea-vertical-align="middle" draw:auto-grow-height="false" fo:min-height="1.909cm" fo:min-width="4.707cm"/>
      <style:paragraph-properties style:writing-mode="lr-tb"/>
    </style:style>
    <style:style style:name="gr18" style:family="graphic" style:parent-style-name="standard">
      <style:graphic-properties draw:fill-color="#00a933" draw:textarea-horizontal-align="justify" draw:textarea-vertical-align="middle" draw:auto-grow-height="false" fo:min-height="1.909cm" fo:min-width="7.628cm"/>
      <style:paragraph-properties style:writing-mode="lr-tb"/>
    </style:style>
    <style:style style:name="gr19" style:family="graphic" style:parent-style-name="standard">
      <style:graphic-properties draw:fill-color="#b47804" draw:textarea-horizontal-align="justify" draw:textarea-vertical-align="middle" draw:auto-grow-height="false" fo:min-height="2.036cm" fo:min-width="6.739cm"/>
      <style:paragraph-properties style:writing-mode="lr-tb"/>
    </style:style>
    <style:style style:name="gr20" style:family="graphic" style:parent-style-name="standard">
      <style:graphic-properties draw:fill-color="#ff0000" draw:textarea-horizontal-align="justify" draw:textarea-vertical-align="middle" draw:auto-grow-height="false" fo:min-height="2.163cm" fo:min-width="3.832cm"/>
      <style:paragraph-properties style:writing-mode="lr-tb"/>
    </style:style>
    <style:style style:name="gr21" style:family="graphic" style:parent-style-name="standard">
      <style:graphic-properties draw:fill-color="#ff0000" draw:textarea-horizontal-align="justify" draw:textarea-vertical-align="middle" draw:auto-grow-height="false" fo:min-height="1.02cm" fo:min-width="4.834cm"/>
      <style:paragraph-properties style:writing-mode="lr-tb"/>
    </style:style>
    <style:style style:name="gr22" style:family="graphic" style:parent-style-name="standard">
      <style:graphic-properties draw:fill-color="#b47804" draw:textarea-horizontal-align="justify" draw:textarea-vertical-align="middle" draw:auto-grow-height="false" fo:min-height="1.147cm" fo:min-width="3.31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1.02cm" fo:min-width="3.31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0.893cm" fo:min-width="3.691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1.274cm" fo:min-width="5.469cm"/>
      <style:paragraph-properties style:writing-mode="lr-tb"/>
    </style:style>
    <style:style style:name="gr26" style:family="graphic" style:parent-style-name="standard">
      <style:graphic-properties draw:fill-color="#00a933" draw:textarea-horizontal-align="justify" draw:textarea-vertical-align="middle" draw:auto-grow-height="false" fo:min-height="1.528cm" fo:min-width="5.723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1.528cm" fo:min-width="5.723cm"/>
      <style:paragraph-properties style:writing-mode="lr-tb"/>
    </style:style>
    <style:style style:name="gr28" style:family="graphic" style:parent-style-name="standard">
      <style:graphic-properties draw:fill-color="#00a933" draw:textarea-horizontal-align="justify" draw:textarea-vertical-align="middle" draw:auto-grow-height="false" fo:min-height="1.655cm" fo:min-width="6.231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18.242cm" fo:min-width="26.692cm"/>
    </style:style>
    <style:style style:name="gr30" style:family="graphic" style:parent-style-name="standard">
      <style:graphic-properties draw:fill-color="#b47804" draw:textarea-horizontal-align="justify" draw:textarea-vertical-align="middle" draw:auto-grow-height="false" fo:min-height="2.163cm" fo:min-width="23.884cm"/>
      <style:paragraph-properties style:writing-mode="lr-tb"/>
    </style:style>
    <style:style style:name="gr31" style:family="graphic" style:parent-style-name="standard">
      <style:graphic-properties draw:fill-color="#81d41a" draw:textarea-horizontal-align="justify" draw:textarea-vertical-align="middle" draw:auto-grow-height="false" fo:min-height="3.56cm" fo:min-width="23.63cm"/>
      <style:paragraph-properties style:writing-mode="lr-tb"/>
    </style:style>
    <style:style style:name="gr32" style:family="graphic" style:parent-style-name="standard">
      <style:graphic-properties draw:fill-color="#468a1a" draw:textarea-horizontal-align="justify" draw:textarea-vertical-align="middle" draw:auto-grow-height="false" fo:min-height="2.036cm" fo:min-width="5.8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77bc65"/>
      <style:paragraph-properties fo:text-align="center" style:writing-mode="lr-tb"/>
    </style:style>
    <style:style style:name="P3" style:family="paragraph">
      <loext:graphic-properties draw:fill-color="#00a933"/>
      <style:paragraph-properties fo:text-align="center"/>
    </style:style>
    <style:style style:name="P4" style:family="paragraph">
      <loext:graphic-properties draw:fill-color="#ff860d"/>
      <style:paragraph-properties fo:text-align="center" style:writing-mode="lr-tb"/>
    </style:style>
    <style:style style:name="P5" style:family="paragraph">
      <loext:graphic-properties draw:fill-color="#ff860d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9" style:family="paragraph">
      <loext:graphic-properties draw:fill-color="#b85c00"/>
      <style:paragraph-properties fo:text-align="center"/>
    </style:style>
    <style:style style:name="P10" style:family="paragraph">
      <loext:graphic-properties draw:fill-color="#b47804"/>
      <style:paragraph-properties fo:text-align="center"/>
    </style:style>
    <style:style style:name="P11" style:family="paragraph">
      <loext:graphic-properties draw:fill-color="#ff0000"/>
      <style:paragraph-properties fo:text-align="center"/>
    </style:style>
    <style:style style:name="P12" style:family="paragraph">
      <loext:graphic-properties draw:fill-color="#81d41a"/>
      <style:paragraph-properties fo:text-align="center"/>
    </style:style>
    <style:style style:name="P13" style:family="paragraph">
      <loext:graphic-properties draw:fill-color="#468a1a"/>
      <style:paragraph-properties fo:text-align="center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445cm" svg:height="3.81cm" svg:x="2.016cm" svg:y="6.334cm">
          <text:p text:style-name="P1">WebApi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7.112cm" svg:height="3.937cm" svg:x="11.16cm" svg:y="6.461cm">
          <text:p text:style-name="P1">Agent-Python-Proxy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715cm" svg:height="3.937cm" svg:x="11.033cm" svg:y="13.4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715cm" svg:height="3.937cm" svg:x="20.685cm" svg:y="3.54cm">
          <text:p text:style-name="P1">Router 1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5.715cm" svg:height="3.937cm" svg:x="20.685cm" svg:y="8.87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715cm" svg:height="3.937cm" svg:x="20.685cm" svg:y="14.716cm">
          <text:p text:style-name="P1">Router n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4.462cm" svg:y1="10.398cm" svg:x2="11.692cm" svg:y2="13.447cm">
          <text:p/>
        </draw:line>
        <draw:frame draw:style-name="gr7" draw:text-style-name="P7" draw:layer="layout" svg:width="5.544cm" svg:height="0.962cm" svg:x="10.652cm" svg:y="14.77cm">
          <draw:text-box>
            <text:p>C++ Agent Server</text:p>
          </draw:text-box>
        </draw:frame>
        <draw:line draw:style-name="gr6" draw:text-style-name="P6" draw:layer="layout" svg:x1="16.494cm" svg:y1="15.097cm" svg:x2="20.177cm" svg:y2="6.461cm">
          <text:p/>
        </draw:line>
        <draw:line draw:style-name="gr6" draw:text-style-name="P6" draw:layer="layout" svg:x1="16.621cm" svg:y1="15.224cm" svg:x2="20.177cm" svg:y2="11.414cm">
          <text:p/>
        </draw:line>
        <draw:line draw:style-name="gr6" draw:text-style-name="P6" draw:layer="layout" svg:x1="16.875cm" svg:y1="15.351cm" svg:x2="20.558cm" svg:y2="16.748cm">
          <text:p/>
        </draw:line>
        <draw:line draw:style-name="gr6" draw:text-style-name="P6" draw:layer="layout" svg:x1="11.16cm" svg:y1="8.62cm" svg:x2="6.461cm" svg:y2="8.62cm">
          <text:p/>
        </draw:line>
        <draw:frame draw:style-name="gr8" draw:text-style-name="P8" draw:layer="layout" svg:width="6.784cm" svg:height="1.47cm" svg:x="6.969cm" svg:y="1.308cm">
          <draw:text-box>
            <text:p text:style-name="P6"><text:span text:style-name="T1">Talcahu</text:span><text:span text:style-name="T1">ano </text:span><text:span text:style-name="T1">Site</text:span></text:p>
          </draw:text-box>
        </draw:frame>
        <draw:frame draw:style-name="gr9" draw:text-style-name="P7" draw:layer="layout" svg:width="4.621cm" svg:height="0.962cm" svg:x="1.635cm" svg:y="2.27cm">
          <draw:text-box>
            <text:p>Need Public Ip</text:p>
          </draw:text-box>
        </draw:frame>
        <draw:frame draw:style-name="gr10" draw:text-style-name="P7" draw:layer="layout" svg:width="9.98cm" svg:height="0.962cm" svg:x="1.762cm" svg:y="3.286cm">
          <draw:text-box>
            <text:p>Need VPN x safe external Access</text:p>
          </draw:text-box>
        </draw:frame>
        <draw:frame draw:style-name="gr11" draw:text-style-name="P7" draw:layer="layout" svg:width="3.681cm" svg:height="0.962cm" svg:x="4.302cm" svg:y="11.668cm">
          <draw:text-box>
            <text:p>Json Input</text:p>
          </draw:text-box>
        </draw:frame>
        <draw:frame draw:style-name="gr12" draw:text-style-name="P7" draw:layer="layout" svg:width="4.613cm" svg:height="0.962cm" svg:x="11.627cm" svg:y="11.541cm">
          <draw:text-box>
            <text:p>Protocol buffer</text:p>
          </draw:text-box>
        </draw:frame>
        <draw:custom-shape draw:style-name="gr13" draw:text-style-name="P1" draw:layer="layout" svg:width="7.366cm" svg:height="4.318cm" svg:x="1.635cm" svg:y="13.954cm">
          <text:p text:style-name="P1">AnchoNet-Site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3.921cm" svg:y1="13.827cm" svg:x2="3.921cm" svg:y2="10.398cm">
          <text:p/>
        </draw:line>
        <draw:frame draw:style-name="gr14" draw:text-style-name="P7" draw:layer="layout" svg:width="9.231cm" svg:height="0.962cm" svg:x="4.723cm" svg:y="5.064cm">
          <draw:text-box>
            <text:p>Convert Json → ProtocolBuffer</text:p>
          </draw:text-box>
        </draw:frame>
        <draw:custom-shape draw:style-name="gr15" draw:text-style-name="P9" xml:id="id1" draw:id="id1" draw:layer="layout" svg:width="4.445cm" svg:height="4.064cm" svg:x="15.859cm" svg:y="1.635cm">
          <text:p text:style-name="P6">Base de Datos</text:p>
          <draw:enhanced-geometry svg:viewBox="0 0 21600 21600" draw:type="rectangle" draw:enhanced-path="M 0 0 L 21600 0 21600 21600 0 21600 0 0 Z N"/>
        </draw:custom-shape>
        <draw:connector draw:style-name="gr16" draw:text-style-name="P6" draw:layer="layout" svg:x1="15.859cm" svg:y1="3.667cm" svg:x2="14.716cm" svg:y2="6.461cm" draw:start-shape="id1" draw:start-glue-point="3" draw:end-shape="id2" draw:end-glue-point="0" svg:d="M15859 3667h-1143v2794" svg:viewBox="0 0 1144 2795">
          <text:p/>
        </draw:connector>
      </draw:page>
      <draw:page draw:name="page2" draw:style-name="dp1" draw:master-page-name="Default">
        <draw:custom-shape draw:style-name="gr17" draw:text-style-name="P6" draw:layer="layout" svg:width="5.207cm" svg:height="2.159cm" svg:x="1.254cm" svg:y="1.193cm">
          <text:p text:style-name="P6">Administracion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8.128cm" svg:height="2.159cm" svg:x="7.223cm" svg:y="1.32cm">
          <text:p text:style-name="P6">Comercializacion &amp; Marketing</text:p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7.239cm" svg:height="2.286cm" svg:x="15.986cm" svg:y="1.32cm">
          <text:p text:style-name="P6">Investigacion &amp; Desarrollo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332cm" svg:height="2.413cm" svg:x="23.987cm" svg:y="1.32cm">
          <text:p text:style-name="P6">Operativa</text:p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5.334cm" svg:height="1.27cm" svg:x="23.098cm" svg:y="4.683cm">
          <text:p text:style-name="P6">Servicio Tecnico</text:p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3.81cm" svg:height="1.397cm" svg:x="16.24cm" svg:y="4.937cm">
          <text:p text:style-name="P6">Desarrollo</text:p>
          <draw:enhanced-geometry svg:viewBox="0 0 21600 21600" draw:type="rectangle" draw:enhanced-path="M 0 0 L 21600 0 21600 21600 0 21600 0 0 Z N"/>
        </draw:custom-shape>
        <draw:custom-shape draw:style-name="gr23" draw:text-style-name="P6" draw:layer="layout" svg:width="3.81cm" svg:height="1.27cm" svg:x="2.016cm" svg:y="4.495cm">
          <text:p text:style-name="P6">compras</text:p>
          <draw:enhanced-geometry svg:viewBox="0 0 21600 21600" draw:type="rectangle" draw:enhanced-path="M 0 0 L 21600 0 21600 21600 0 21600 0 0 Z N"/>
        </draw:custom-shape>
        <draw:custom-shape draw:style-name="gr24" draw:text-style-name="P6" draw:layer="layout" svg:width="4.191cm" svg:height="1.143cm" svg:x="1.889cm" svg:y="6.781cm">
          <text:p text:style-name="P6">Ventas</text:p>
          <draw:enhanced-geometry svg:viewBox="0 0 21600 21600" draw:type="rectangle" draw:enhanced-path="M 0 0 L 21600 0 21600 21600 0 21600 0 0 Z N"/>
        </draw:custom-shape>
        <draw:custom-shape draw:style-name="gr25" draw:text-style-name="P6" draw:layer="layout" svg:width="5.969cm" svg:height="1.524cm" svg:x="1.381cm" svg:y="9.001cm">
          <text:p text:style-name="P6">Inventario de insumos</text:p>
          <draw:enhanced-geometry svg:viewBox="0 0 21600 21600" draw:type="rectangle" draw:enhanced-path="M 0 0 L 21600 0 21600 21600 0 21600 0 0 Z N"/>
        </draw:custom-shape>
        <draw:custom-shape draw:style-name="gr26" draw:text-style-name="P3" draw:layer="layout" svg:width="6.223cm" svg:height="1.778cm" svg:x="7.223cm" svg:y="4.302cm">
          <text:p text:style-name="P6">Atencion al Cliente</text:p>
          <draw:enhanced-geometry svg:viewBox="0 0 21600 21600" draw:type="rectangle" draw:enhanced-path="M 0 0 L 21600 0 21600 21600 0 21600 0 0 Z N"/>
        </draw:custom-shape>
        <draw:custom-shape draw:style-name="gr27" draw:text-style-name="P6" draw:layer="layout" svg:width="6.223cm" svg:height="1.778cm" svg:x="1.254cm" svg:y="11.16cm">
          <text:p text:style-name="P6">Gestion de usuarios</text:p>
          <draw:enhanced-geometry svg:viewBox="0 0 21600 21600" draw:type="rectangle" draw:enhanced-path="M 0 0 L 21600 0 21600 21600 0 21600 0 0 Z N"/>
        </draw:custom-shape>
        <draw:custom-shape draw:style-name="gr28" draw:text-style-name="P3" draw:layer="layout" svg:width="6.731cm" svg:height="1.905cm" svg:x="7.35cm" svg:y="6.715cm">
          <text:p text:style-name="P6">Promociones</text:p>
          <draw:enhanced-geometry svg:viewBox="0 0 21600 21600" draw:type="rectangle" draw:enhanced-path="M 0 0 L 21600 0 21600 21600 0 21600 0 0 Z N"/>
        </draw:custom-shape>
        <draw:custom-shape draw:style-name="gr27" draw:text-style-name="P6" draw:layer="layout" svg:width="6.223cm" svg:height="1.778cm" svg:x="1.381cm" svg:y="13.446cm">
          <text:p text:style-name="P6">Gestion de Clientes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29" draw:text-style-name="P6" draw:layer="layout" svg:width="27.192cm" svg:height="18.492cm" svg:x="1.508cm" svg:y="1.50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0" draw:layer="layout" svg:width="24.384cm" svg:height="2.413cm" svg:x="3.54cm" svg:y="3.54cm">
          <text:p text:style-name="P6">Presentacion del Sitio We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2" draw:layer="layout" svg:width="24.13cm" svg:height="3.81cm" svg:x="3.794cm" svg:y="8.62cm">
          <text:p text:style-name="P6">Solicitar Servicio</text:p>
          <draw:enhanced-geometry svg:viewBox="0 0 21600 21600" draw:type="rectangle" draw:enhanced-path="M 0 0 L 21600 0 21600 21600 0 21600 0 0 Z N"/>
        </draw:custom-shape>
        <draw:custom-shape draw:style-name="gr32" draw:text-style-name="P13" draw:layer="layout" svg:width="6.35cm" svg:height="2.286cm" svg:x="20.685cm" svg:y="9.382cm">
          <text:p text:style-name="P6">Ir a Solicitar Servicio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7T17:01:27.745768267</meta:creation-date>
    <dc:date>2022-05-11T21:33:38.862590108</dc:date>
    <meta:editing-duration>PT3M43S</meta:editing-duration>
    <meta:editing-cycles>2</meta:editing-cycles>
    <meta:generator>LibreOffice/6.4.7.2$Linux_X86_64 LibreOffice_project/40$Build-2</meta:generator>
    <meta:document-statistic meta:object-count="39"/>
  </office:meta>
</office:document-meta>
</file>